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4.718cm"/>
    </style:style>
    <style:style style:name="co4" style:family="table-column">
      <style:table-column-properties fo:break-before="auto" style:column-width="5.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DejaVu Sans Condensed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DejaVu Sans Condensed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Condensed" fo:font-size="10pt" fo:font-weight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table:style-name="ce2" office:value-type="string">
            <text:p>C1</text:p>
          </table:table-cell>
          <table:table-cell office:value-type="string">
            <text:p>0.33uF</text:p>
          </table:table-cell>
          <table:table-cell office:value-type="string">
            <text:p>c_0805</text:p>
          </table:table-cell>
          <table:table-cell table:style-name="ce4" office:value-type="string">
            <text:p>CC0805KKX7R8BB105</text:p>
          </table:table-cell>
          <table:table-cell office:value-type="string">
            <text:p>don't have a .33uF, so use 1uF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string">
            <text:p>0.1uF</text:p>
          </table:table-cell>
          <table:table-cell office:value-type="string">
            <text:p>c_0805</text:p>
          </table:table-cell>
          <table:table-cell table:style-name="ce4" office:value-type="string">
            <text:p>CL21F104ZBCNNNC</text:p>
          </table:table-cell>
          <table:table-cell/>
        </table:table-row>
        <table:table-row table:style-name="ro2"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c_0805</text:p>
          </table:table-cell>
          <table:table-cell table:style-name="ce4" office:value-type="string">
            <text:p>CL21F104ZBCNNNC</text:p>
          </table:table-cell>
          <table:table-cell/>
        </table:table-row>
        <table:table-row table:style-name="ro2">
          <table:table-cell office:value-type="string">
            <text:p>C4</text:p>
          </table:table-cell>
          <table:table-cell office:value-type="string">
            <text:p>39pF</text:p>
          </table:table-cell>
          <table:table-cell office:value-type="string">
            <text:p>c_0805</text:p>
          </table:table-cell>
          <table:table-cell table:style-name="ce4" office:value-type="string">
            <text:p>CL21C390JBANNNC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39pF</text:p>
          </table:table-cell>
          <table:table-cell office:value-type="string">
            <text:p>c_0805</text:p>
          </table:table-cell>
          <table:table-cell table:style-name="ce4" office:value-type="string">
            <text:p>CL21C390JBANNNC</text:p>
          </table:table-cell>
          <table:table-cell/>
        </table:table-row>
        <table:table-row table:style-name="ro1">
          <table:table-cell office:value-type="string">
            <text:p>C6</text:p>
          </table:table-cell>
          <table:table-cell office:value-type="string">
            <text:p>10uF</text:p>
          </table:table-cell>
          <table:table-cell office:value-type="string">
            <text:p>c_0805</text:p>
          </table:table-cell>
          <table:table-cell office:value-type="string">
            <text:p>LMK212B7106KG-T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0.1u</text:p>
          </table:table-cell>
          <table:table-cell office:value-type="string">
            <text:p>c_0805</text:p>
          </table:table-cell>
          <table:table-cell table:style-name="ce4" office:value-type="string">
            <text:p>CL21F104ZBCNNNC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0.1u</text:p>
          </table:table-cell>
          <table:table-cell office:value-type="string">
            <text:p>c_0805</text:p>
          </table:table-cell>
          <table:table-cell table:style-name="ce4" office:value-type="string">
            <text:p>CL21F104ZBCNNNC</text:p>
          </table:table-cell>
          <table:table-cell/>
        </table:table-row>
        <table:table-row table:style-name="ro2">
          <table:table-cell office:value-type="string">
            <text:p>C9</text:p>
          </table:table-cell>
          <table:table-cell office:value-type="string">
            <text:p>0.1u</text:p>
          </table:table-cell>
          <table:table-cell office:value-type="string">
            <text:p>c_0805</text:p>
          </table:table-cell>
          <table:table-cell table:style-name="ce4" office:value-type="string">
            <text:p>CL21F104ZBCNNNC</text:p>
          </table:table-cell>
          <table:table-cell/>
        </table:table-row>
        <table:table-row table:style-name="ro2">
          <table:table-cell office:value-type="string">
            <text:p>C10</text:p>
          </table:table-cell>
          <table:table-cell office:value-type="string">
            <text:p>0.1u</text:p>
          </table:table-cell>
          <table:table-cell office:value-type="string">
            <text:p>c_0805</text:p>
          </table:table-cell>
          <table:table-cell table:style-name="ce4" office:value-type="string">
            <text:p>CL21F104ZBCNNNC</text:p>
          </table:table-cell>
          <table:table-cell/>
        </table:table-row>
        <table:table-row table:style-name="ro1">
          <table:table-cell table:style-name="Default" office:value-type="string">
            <text:p>C11</text:p>
          </table:table-cell>
          <table:table-cell office:value-type="string">
            <text:p>C</text:p>
          </table:table-cell>
          <table:table-cell office:value-type="string">
            <text:p>c_0805</text:p>
          </table:table-cell>
          <table:table-cell/>
          <table:table-cell office:value-type="string">
            <text:p>Don't populate unless you need to</text:p>
          </table:table-cell>
        </table:table-row>
        <table:table-row table:style-name="ro2">
          <table:table-cell office:value-type="string">
            <text:p>C1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style-name="ce4" office:value-type="string">
            <text:p>CC0805KKX7R8BB105</text:p>
          </table:table-cell>
          <table:table-cell office:value-type="string">
            <text:p>Don't populate unless using GDM1602K</text:p>
          </table:table-cell>
        </table:table-row>
        <table:table-row table:style-name="ro2">
          <table:table-cell office:value-type="string">
            <text:p>C13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style-name="ce4" office:value-type="string">
            <text:p>CC0805KKX7R8BB105</text:p>
          </table:table-cell>
          <table:table-cell office:value-type="string">
            <text:p>Don't populate unless using GDM1602K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3V3_ON</text:p>
          </table:table-cell>
          <table:table-cell office:value-type="string">
            <text:p>LED_J_LEAD</text:p>
          </table:table-cell>
          <table:table-cell table:style-name="ce4" office:value-type="string">
            <text:p>LG M67K-G1J2-24-Z</text:p>
          </table:table-cell>
          <table:table-cell office:value-type="string">
            <text:p>Don't populate unless using GDM1602K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1N4149</text:p>
          </table:table-cell>
          <table:table-cell office:value-type="string">
            <text:p>DO-35</text:p>
          </table:table-cell>
          <table:table-cell table:style-name="ce5" office:value-type="string">
            <text:p>1N4149TR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approx 300mA</text:p>
          </table:table-cell>
          <table:table-cell office:value-type="string">
            <text:p>SM0603</text:p>
          </table:table-cell>
          <table:table-cell table:style-name="ce6" office:value-type="string">
            <text:p>0603SFV050F/32-2CT-ND</text:p>
          </table:table-cell>
          <table:table-cell office:value-type="string">
            <text:p>it's 500mA, which should be PLENTY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RJ45_BASIC</text:p>
          </table:table-cell>
          <table:table-cell office:value-type="string">
            <text:p>RJ45</text:p>
          </table:table-cell>
          <table:table-cell office:value-type="string">
            <text:p>54602-908LF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MICRO_SD</text:p>
          </table:table-cell>
          <table:table-cell office:value-type="string">
            <text:p>SD_502702_003</text:p>
          </table:table-cell>
          <table:table-cell table:style-name="ce7" office:value-type="float" office:value="5027020891">
            <text:p>5027020891</text:p>
          </table:table-cell>
          <table:table-cell office:value-type="string">
            <text:p>the pads could be a bit larger away from the body of the device.</text:p>
          </table:table-cell>
        </table:table-row>
        <table:table-row table:style-name="ro1">
          <table:table-cell table:style-name="Default" office:value-type="string">
            <text:p>JP1</text:p>
          </table:table-cell>
          <table:table-cell office:value-type="string">
            <text:p>LCD_V_SELECT</text:p>
          </table:table-cell>
          <table:table-cell office:value-type="string">
            <text:p>SOLDER_JUMPER_3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JP2</text:p>
          </table:table-cell>
          <table:table-cell office:value-type="string">
            <text:p>K_LINE</text:p>
          </table:table-cell>
          <table:table-cell office:value-type="string">
            <text:p>SOLDER_JUMPER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JP3</text:p>
          </table:table-cell>
          <table:table-cell office:value-type="string">
            <text:p>L_LINE</text:p>
          </table:table-cell>
          <table:table-cell office:value-type="string">
            <text:p>SOLDER_JUMPER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JP4</text:p>
          </table:table-cell>
          <table:table-cell office:value-type="string">
            <text:p>SCS</text:p>
          </table:table-cell>
          <table:table-cell office:value-type="string">
            <text:p>SOLDER_JUMPER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K1</text:p>
          </table:table-cell>
          <table:table-cell office:value-type="string">
            <text:p>UART</text:p>
          </table:table-cell>
          <table:table-cell office:value-type="string">
            <text:p>SIL-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CD1</text:p>
          </table:table-cell>
          <table:table-cell office:value-type="string">
            <text:p>LCD16X2</text:p>
          </table:table-cell>
          <table:table-cell office:value-type="string">
            <text:p>GDM1602K</text:p>
          </table:table-cell>
          <table:table-cell/>
          <table:table-cell office:value-type="string">
            <text:p>Definitely need the A and K pins to be wider, and the rest of the pins should be a bit bigger. I used a hobby knife to cut them down to size a bit. *** THE A/K pins ARE OK, BUT THE OTHERS ARE ALL BACKWARDS!!! ***</text:p>
          </table:table-cell>
        </table:table-row>
        <table:table-row table:style-name="ro1">
          <table:table-cell table:style-name="Default" office:value-type="string">
            <text:p>LCD2</text:p>
          </table:table-cell>
          <table:table-cell office:value-type="string">
            <text:p>LCD_COG</text:p>
          </table:table-cell>
          <table:table-cell office:value-type="string">
            <text:p>NHD_C0216CZ_NSW_BBW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P1</text:p>
          </table:table-cell>
          <table:table-cell office:value-type="string">
            <text:p>SCREW_4-40</text:p>
          </table:table-cell>
          <table:table-cell office:value-type="string">
            <text:p>1pin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P2</text:p>
          </table:table-cell>
          <table:table-cell office:value-type="string">
            <text:p>SCREW_4-40</text:p>
          </table:table-cell>
          <table:table-cell office:value-type="string">
            <text:p>1pin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P3</text:p>
          </table:table-cell>
          <table:table-cell office:value-type="string">
            <text:p>SCREW_4-40</text:p>
          </table:table-cell>
          <table:table-cell office:value-type="string">
            <text:p>1pin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P4</text:p>
          </table:table-cell>
          <table:table-cell office:value-type="string">
            <text:p>SCREW_4-40</text:p>
          </table:table-cell>
          <table:table-cell office:value-type="string">
            <text:p>1pin</text:p>
          </table:table-cell>
          <table:table-cell table:number-columns-repeated="2"/>
        </table:table-row>
        <table:table-row table:style-name="ro2">
          <table:table-cell office:value-type="string">
            <text:p>P1</text:p>
          </table:table-cell>
          <table:table-cell office:value-type="string">
            <text:p>JTAG_PROG</text:p>
          </table:table-cell>
          <table:table-cell office:value-type="string">
            <text:p>GRPB052VWQS-RC</text:p>
          </table:table-cell>
          <table:table-cell table:style-name="ce4" office:value-type="string">
            <text:p>FFSD-05-D-06.00-01-N</text:p>
          </table:table-cell>
          <table:table-cell/>
        </table:table-row>
        <table:table-row table:style-name="ro1">
          <table:table-cell table:style-name="Default" office:value-type="string">
            <text:p>P2</text:p>
          </table:table-cell>
          <table:table-cell office:value-type="string">
            <text:p>IO_1</text:p>
          </table:table-cell>
          <table:table-cell office:value-type="string">
            <text:p>SIL-4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P3</text:p>
          </table:table-cell>
          <table:table-cell office:value-type="string">
            <text:p>IO_2</text:p>
          </table:table-cell>
          <table:table-cell office:value-type="string">
            <text:p>SIL-6</text:p>
          </table:table-cell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office:value-type="string">
            <text:p>330R</text:p>
          </table:table-cell>
          <table:table-cell office:value-type="string">
            <text:p>R3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2</text:p>
          </table:table-cell>
          <table:table-cell office:value-type="string">
            <text:p>R</text:p>
          </table:table-cell>
          <table:table-cell office:value-type="string">
            <text:p>R3</text:p>
          </table:table-cell>
          <table:table-cell/>
          <table:table-cell office:value-type="string">
            <text:p>Don't populate unless you need to</text:p>
          </table:table-cell>
        </table:table-row>
        <table:table-row table:style-name="ro2">
          <table:table-cell office:value-type="string">
            <text:p>R3</text:p>
          </table:table-cell>
          <table:table-cell office:value-type="string">
            <text:p>60 Ohm</text:p>
          </table:table-cell>
          <table:table-cell office:value-type="string">
            <text:p>R3</text:p>
          </table:table-cell>
          <table:table-cell table:style-name="ce4" office:value-type="string">
            <text:p>MFR-25FBF52-59R</text:p>
          </table:table-cell>
          <table:table-cell office:value-type="string">
            <text:p>Couldn't find 60 ohm, so 59 ohm is where it's at.</text:p>
          </table:table-cell>
        </table:table-row>
        <table:table-row table:style-name="ro2">
          <table:table-cell office:value-type="string">
            <text:p>R4</text:p>
          </table:table-cell>
          <table:table-cell office:value-type="string">
            <text:p>60 Ohm</text:p>
          </table:table-cell>
          <table:table-cell office:value-type="string">
            <text:p>R3</text:p>
          </table:table-cell>
          <table:table-cell table:style-name="ce4" office:value-type="string">
            <text:p>MFR-25FBF52-59R</text:p>
          </table:table-cell>
          <table:table-cell office:value-type="string">
            <text:p>Couldn't find 60 ohm, so 59 ohm is where it's at.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R3</text:p>
          </table:table-cell>
          <table:table-cell/>
          <table:table-cell office:value-type="string">
            <text:p>Actually using 5.6K</text:p>
          </table:table-cell>
        </table:table-row>
        <table:table-row table:style-name="ro1">
          <table:table-cell table:style-name="Default"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3</text:p>
          </table:table-cell>
          <table:table-cell/>
          <table:table-cell office:value-type="string">
            <text:p>Don't populate unless you need to</text:p>
          </table:table-cell>
        </table:table-row>
        <table:table-row table:style-name="ro1">
          <table:table-cell table:style-name="Default"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3</text:p>
          </table:table-cell>
          <table:table-cell/>
          <table:table-cell office:value-type="string">
            <text:p>Don't populate unless you need to</text:p>
          </table:table-cell>
        </table:table-row>
        <table:table-row table:style-name="ro1">
          <table:table-cell table:style-name="Default"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R3</text:p>
          </table:table-cell>
          <table:table-cell/>
          <table:table-cell office:value-type="string">
            <text:p>Don't populate unless you need to</text:p>
          </table:table-cell>
        </table:table-row>
        <table:table-row table:style-name="ro2">
          <table:table-cell office:value-type="string">
            <text:p>R9</text:p>
          </table:table-cell>
          <table:table-cell office:value-type="string">
            <text:p>R_LCD_LED</text:p>
          </table:table-cell>
          <table:table-cell office:value-type="string">
            <text:p>R3</text:p>
          </table:table-cell>
          <table:table-cell/>
          <table:table-cell office:value-type="string">
            <text:p>Using 18Ohm to start, sets LED backlight brightness. </text:p>
          </table:table-cell>
        </table:table-row>
        <table:table-row table:style-name="ro1">
          <table:table-cell table:style-name="Default" office:value-type="string">
            <text:p>R10</text:p>
          </table:table-cell>
          <table:table-cell office:value-type="string">
            <text:p>R_CON1</text:p>
          </table:table-cell>
          <table:table-cell office:value-type="string">
            <text:p>R3</text:p>
          </table:table-cell>
          <table:table-cell/>
          <table:table-cell office:value-type="string">
            <text:p>Don't populate unless using 16 pin LCD</text:p>
          </table:table-cell>
        </table:table-row>
        <table:table-row table:style-name="ro1">
          <table:table-cell table:style-name="Default" office:value-type="string">
            <text:p>R11</text:p>
          </table:table-cell>
          <table:table-cell office:value-type="string">
            <text:p>R_CON2</text:p>
          </table:table-cell>
          <table:table-cell office:value-type="string">
            <text:p>R3</text:p>
          </table:table-cell>
          <table:table-cell/>
          <table:table-cell office:value-type="string">
            <text:p>Don't populate unless using 16 pin LCD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_OFF_MOM</text:p>
          </table:table-cell>
          <table:table-cell office:value-type="string">
            <text:p>FSM4JSMA_pushbutton</text:p>
          </table:table-cell>
          <table:table-cell table:style-name="ce4" office:value-type="string">
            <text:p>FSM4JSMA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OFF_MOM</text:p>
          </table:table-cell>
          <table:table-cell office:value-type="string">
            <text:p>FSM4JSMA_pushbutton</text:p>
          </table:table-cell>
          <table:table-cell table:style-name="ce4" office:value-type="string">
            <text:p>FSM4JSMA</text:p>
          </table:table-cell>
          <table:table-cell/>
        </table:table-row>
        <table:table-row table:style-name="ro2">
          <table:table-cell office:value-type="string">
            <text:p>SW3</text:p>
          </table:table-cell>
          <table:table-cell office:value-type="string">
            <text:p>SW_OFF_MOM</text:p>
          </table:table-cell>
          <table:table-cell office:value-type="string">
            <text:p>FSM4JSMA_pushbutton</text:p>
          </table:table-cell>
          <table:table-cell table:style-name="ce4" office:value-type="string">
            <text:p>FSM4JSMA</text:p>
          </table:table-cell>
          <table:table-cell/>
        </table:table-row>
        <table:table-row table:style-name="ro1">
          <table:table-cell office:value-type="string">
            <text:p>SW4</text:p>
          </table:table-cell>
          <table:table-cell office:value-type="string">
            <text:p>PWR_SW</text:p>
          </table:table-cell>
          <table:table-cell table:number-columns-repeated="2" office:value-type="string">
            <text:p>MMS1208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SP7805</text:p>
          </table:table-cell>
          <table:table-cell office:value-type="string">
            <text:p>TO-252-3</text:p>
          </table:table-cell>
          <table:table-cell table:style-name="ce4" office:value-type="string">
            <text:p>SP7805V2-L/TR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string">
            <text:p>LM335</text:p>
          </table:table-cell>
          <table:table-cell office:value-type="string">
            <text:p>TO92</text:p>
          </table:table-cell>
          <table:table-cell office:value-type="string">
            <text:p>SEN-09438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LD1117</text:p>
          </table:table-cell>
          <table:table-cell office:value-type="string">
            <text:p>DPAK</text:p>
          </table:table-cell>
          <table:table-cell table:style-name="ce4" office:value-type="string">
            <text:p>LD1117DT33TR</text:p>
          </table:table-cell>
          <table:table-cell/>
        </table:table-row>
        <table:table-row table:style-name="ro1">
          <table:table-cell office:value-type="string">
            <text:p>U4</text:p>
          </table:table-cell>
          <table:table-cell office:value-type="string">
            <text:p>LPC11C14</text:p>
          </table:table-cell>
          <table:table-cell office:value-type="string">
            <text:p>LQFP48</text:p>
          </table:table-cell>
          <table:table-cell table:style-name="ce7" office:value-type="string">
            <text:p>lpc11c14</text:p>
          </table:table-cell>
          <table:table-cell/>
        </table:table-row>
        <table:table-row table:style-name="ro1">
          <table:table-cell office:value-type="string">
            <text:p>U5</text:p>
          </table:table-cell>
          <table:table-cell office:value-type="string">
            <text:p>MCP2561</text:p>
          </table:table-cell>
          <table:table-cell office:value-type="string">
            <text:p>SOIC-8-Narrow</text:p>
          </table:table-cell>
          <table:table-cell office:value-type="string">
            <text:p>mcp256</text:p>
          </table:table-cell>
          <table:table-cell/>
        </table:table-row>
        <table:table-row table:style-name="ro1">
          <table:table-cell table:style-name="Default" office:value-type="string">
            <text:p>W1</text:p>
          </table:table-cell>
          <table:table-cell office:value-type="string">
            <text:p>VBAT_T</text:p>
          </table:table-cell>
          <table:table-cell office:value-type="string">
            <text:p>SIL-2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W2</text:p>
          </table:table-cell>
          <table:table-cell office:value-type="string">
            <text:p>5V_T</text:p>
          </table:table-cell>
          <table:table-cell office:value-type="string">
            <text:p>SIL-2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W3</text:p>
          </table:table-cell>
          <table:table-cell office:value-type="string">
            <text:p>3V3_T</text:p>
          </table:table-cell>
          <table:table-cell office:value-type="string">
            <text:p>SIL-2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W4</text:p>
          </table:table-cell>
          <table:table-cell office:value-type="string">
            <text:p>12V_T</text:p>
          </table:table-cell>
          <table:table-cell office:value-type="string">
            <text:p>SIL-2</text:p>
          </table:table-cell>
          <table:table-cell table:number-columns-repeated="2"/>
        </table:table-row>
        <table:table-row table:style-name="ro2">
          <table:table-cell office:value-type="string">
            <text:p>X1</text:p>
          </table:table-cell>
          <table:table-cell office:value-type="string">
            <text:p>20MHz</text:p>
          </table:table-cell>
          <table:table-cell office:value-type="string">
            <text:p>CSM-3X</text:p>
          </table:table-cell>
          <table:table-cell table:style-name="ce4" office:value-type="string">
            <text:p>ECS-200-20-3X-EN-TR</text:p>
          </table:table-cell>
          <table:table-cell office:value-type="string">
            <text:p>takes 39pF capacit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">
      <number:currency-symbol number:language="en" number:country="CA">$</number:currency-symbol>
      <number:number number:decimal-places="2" number:min-integer-digits="1" number:grouping="true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3P0" style:volatile="true">
      <number:number number:decimal-places="3" number:min-integer-digits="1" number:grouping="true"/>
      <number:text> </number:text>
    </number:number-style>
    <number:number-style style:name="N143P1" style:volatile="true">
      <number:text> (</number:text>
      <number:number number:decimal-places="3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 number:language="en" number:country="CA">$</number:currency-symbol>
      <number:number number:decimal-places="2" number:min-integer-digits="1" number:grouping="true"/>
      <number:text> </number:text>
    </number:currency-style>
    <number:currency-style style:name="N147P1" style:volatile="true">
      <number:text>-</number:text>
      <number:currency-symbol number:language="en" number:country="CA">$</number:currency-symbol>
      <number:number number:decimal-places="2" number:min-integer-digits="1" number:grouping="true"/>
      <number:text> </number:text>
    </number:currency-style>
    <number:currency-style style:name="N147P2" style:volatile="true">
      <number:currency-symbol number:language="en" number:country="CA">$</number:currency-symbol>
      <number:text>-</number:text>
      <number:number number:decimal-places="0" number:min-integer-digits="0"/>
      <number:text> </number:text>
    </number:currency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month/>
      <number:text>-</number:text>
      <number:day/>
      <number:text>-</number:text>
      <number:year number:style="long"/>
    </number:date-style>
    <number:number-style style:name="N149">
      <number:text>$</number:text>
      <number:number number:decimal-places="2" number:min-integer-digits="1" number:grouping="true"/>
    </number:number-style>
    <number:date-style style:name="N5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CA">
      <number:day number:style="long"/>
      <number:text>-</number:text>
      <number:month number:textual="true"/>
    </number:date-style>
    <number:date-style style:name="N5112" number:language="en" number:country="CA">
      <number:month number:textual="true"/>
      <number:text>-</number:text>
      <number:year/>
    </number:date-style>
    <number:time-style style:name="N5113" number:language="en" number:country="CA">
      <number:hours/>
      <number:text>:</number:text>
      <number:minutes number:style="long"/>
      <number:text> </number:text>
      <number:am-pm/>
    </number:time-style>
    <number:time-style style:name="N5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en" number:country="CA">
      <number:hours/>
      <number:text>:</number:text>
      <number:minutes number:style="long"/>
    </number:time-style>
    <number:time-style style:name="N5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4T20:29:10</dc:date>
    <dc:creator>Kevin </dc:creator>
    <meta:generator>LibreOffice/3.5$Linux_X86_64 LibreOffice_project/350m1$Build-2</meta:generator>
    <meta:editing-duration>P6DT23H28M28S</meta:editing-duration>
    <meta:editing-cycles>16</meta:editing-cycles>
    <meta:document-statistic meta:table-count="1" meta:cell-count="225" meta:object-count="0"/>
  </office:meta>
</office:document-meta>
</file>